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67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829cm"/>
    </style:style>
    <style:style style:name="co9" style:family="table-column">
      <style:table-column-properties fo:break-before="auto" style:column-width="2.409cm"/>
    </style:style>
    <style:style style:name="co10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147cm"/>
    </style:style>
    <style:style style:name="co12" style:family="table-column">
      <style:table-column-properties fo:break-before="auto" style:column-width="1.041cm"/>
    </style:style>
    <style:style style:name="co13" style:family="table-column">
      <style:table-column-properties fo:break-before="auto" style:column-width="1.646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2.35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1.595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stTableValue</text:p>
          </table:table-cell>
          <table:table-cell office:value-type="string">
            <text:p>Param1Value</text:p>
          </table:table-cell>
          <table:table-cell office:value-type="string">
            <text:p>Epic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3">
            <text:p>3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]&gt;20)OR(NOT([.L4]=&quot;****&quot;)AND([.L4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6">
            <text:p>6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5]&gt;20)OR(NOT([.L5]=&quot;****&quot;)AND([.L5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9">
            <text:p>9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table:formula="oooc:=(([.E6]&gt;20)OR(NOT([.L6]=&quot;****&quot;)AND([.L6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12">
            <text:p>1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7]&gt;20)OR(NOT([.L7]=&quot;****&quot;)AND([.L7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15">
            <text:p>15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8]&gt;20)OR(NOT([.L8]=&quot;****&quot;)AND([.L8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18">
            <text:p>1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9]&gt;20)OR(NOT([.L9]=&quot;****&quot;)AND([.L9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1">
            <text:p>21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formula="oooc:=(([.E10]&gt;20)OR(NOT([.L10]=&quot;****&quot;)AND([.L10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24">
            <text:p>24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11]&gt;20)OR(NOT([.L11]=&quot;****&quot;)AND([.L11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27">
            <text:p>27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table:formula="oooc:=(([.E12]&gt;20)OR(NOT([.L12]=&quot;****&quot;)AND([.L12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30">
            <text:p>30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13]&gt;20)OR(NOT([.L13]=&quot;****&quot;)AND([.L13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6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table:formula="oooc:=(([.E14]&gt;20)OR(NOT([.L14]=&quot;****&quot;)AND([.L14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6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table:formula="oooc:=(([.E15]&gt;20)OR(NOT([.L15]=&quot;****&quot;)AND([.L15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39">
            <text:p>39</text:p>
          </table:table-cell>
          <table:table-cell table:number-columns-repeated="6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16]&gt;20)OR(NOT([.L16]=&quot;****&quot;)AND([.L16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42">
            <text:p>42</text:p>
          </table:table-cell>
          <table:table-cell table:number-columns-repeated="6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table:formula="oooc:=(([.E17]&gt;20)OR(NOT([.L17]=&quot;****&quot;)AND([.L17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45">
            <text:p>45</text:p>
          </table:table-cell>
          <table:table-cell table:number-columns-repeated="6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18]&gt;20)OR(NOT([.L18]=&quot;****&quot;)AND([.L18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48">
            <text:p>48</text:p>
          </table:table-cell>
          <table:table-cell table:number-columns-repeated="6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table:formula="oooc:=(([.E19]&gt;20)OR(NOT([.L19]=&quot;****&quot;)AND([.L19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1">
            <text:p>51</text:p>
          </table:table-cell>
          <table:table-cell table:number-columns-repeated="6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table:formula="oooc:=(([.E20]&gt;20)OR(NOT([.L20]=&quot;****&quot;)AND([.L20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54">
            <text:p>54</text:p>
          </table:table-cell>
          <table:table-cell table:number-columns-repeated="6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table:formula="oooc:=(([.E21]&gt;20)OR(NOT([.L21]=&quot;****&quot;)AND([.L21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57">
            <text:p>57</text:p>
          </table:table-cell>
          <table:table-cell table:number-columns-repeated="6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table:formula="oooc:=(([.E22]&gt;20)OR(NOT([.L22]=&quot;****&quot;)AND([.L22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60">
            <text:p>60</text:p>
          </table:table-cell>
          <table:table-cell table:number-columns-repeated="6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table:formula="oooc:=(([.E23]&gt;20)OR(NOT([.L23]=&quot;****&quot;)AND([.L23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24]&gt;20)OR(NOT([.L24]=&quot;****&quot;)AND([.L24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25]&gt;20)OR(NOT([.L25]=&quot;****&quot;)AND([.L25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26]&gt;20)OR(NOT([.L26]=&quot;****&quot;)AND([.L26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27]&gt;20)OR(NOT([.L27]=&quot;****&quot;)AND([.L27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4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****</text:p>
          </table:table-cell>
          <table:table-cell table:formula="oooc:=(([.E28]&gt;20)OR(NOT([.L28]=&quot;****&quot;)AND([.L28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29]&gt;20)OR(NOT([.L29]=&quot;****&quot;)AND([.L29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0]&gt;20)OR(NOT([.L30]=&quot;****&quot;)AND([.L30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31]&gt;20)OR(NOT([.L31]=&quot;****&quot;)AND([.L31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2]&gt;20)OR(NOT([.L32]=&quot;****&quot;)AND([.L32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3]&gt;20)OR(NOT([.L33]=&quot;****&quot;)AND([.L33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4]&gt;20)OR(NOT([.L34]=&quot;****&quot;)AND([.L34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35]&gt;20)OR(NOT([.L35]=&quot;****&quot;)AND([.L35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6]&gt;20)OR(NOT([.L36]=&quot;****&quot;)AND([.L36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5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37]&gt;20)OR(NOT([.L37]=&quot;****&quot;)AND([.L37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8]&gt;20)OR(NOT([.L38]=&quot;****&quot;)AND([.L38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9]&gt;20)OR(NOT([.L39]=&quot;****&quot;)AND([.L39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40]&gt;20)OR(NOT([.L40]=&quot;****&quot;)AND([.L40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1]&gt;20)OR(NOT([.L41]=&quot;****&quot;)AND([.L41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2]&gt;20)OR(NOT([.L42]=&quot;****&quot;)AND([.L42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44]+1" office:value-type="float" office:value="16828808">
            <text:p>1682880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45]+1" office:value-type="float" office:value="16828808">
            <text:p>1682880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5]&gt;20)OR(NOT([.L45]=&quot;****&quot;)AND([.L45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46]+1" office:value-type="float" office:value="16828808">
            <text:p>1682880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6]&gt;20)OR(NOT([.L46]=&quot;****&quot;)AND([.L46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4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47]&gt;20)OR(NOT([.L47]=&quot;****&quot;)AND([.L47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4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48]&gt;20)OR(NOT([.L48]=&quot;****&quot;)AND([.L48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49]&gt;20)OR(NOT([.L49]=&quot;****&quot;)AND([.L49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0]&gt;20)OR(NOT([.L50]=&quot;****&quot;)AND([.L50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51]&gt;20)OR(NOT([.L51]=&quot;****&quot;)AND([.L51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5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52]&gt;20)OR(NOT([.L52]=&quot;****&quot;)AND([.L52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5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3]&gt;20)OR(NOT([.L53]=&quot;****&quot;)AND([.L53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5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54]&gt;20)OR(NOT([.L54]=&quot;****&quot;)AND([.L54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55]&gt;20)OR(NOT([.L55]=&quot;****&quot;)AND([.L55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56]&gt;20)OR(NOT([.L56]=&quot;****&quot;)AND([.L56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7]&gt;20)OR(NOT([.L57]=&quot;****&quot;)AND([.L57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8]&gt;20)OR(NOT([.L58]=&quot;****&quot;)AND([.L58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E59]&gt;20)OR(NOT([.L59]=&quot;****&quot;)AND([.L59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60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office:value-type="string">
            <text:p>****</text:p>
          </table:table-cell>
          <table:table-cell table:formula="oooc:=(([.E60]&gt;20)OR(NOT([.L60]=&quot;****&quot;)AND([.L60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61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office:value-type="string">
            <text:p>****</text:p>
          </table:table-cell>
          <table:table-cell table:formula="oooc:=(([.E61]&gt;20)OR(NOT([.L61]=&quot;****&quot;)AND([.L61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62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table:formula="oooc:=(([.E62]&gt;20)OR(NOT([.L62]=&quot;****&quot;)AND([.L62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office:value-type="string">
            <text:p>****</text:p>
          </table:table-cell>
          <table:table-cell table:formula="oooc:=(([.E63]&gt;20)OR(NOT([.L63]=&quot;****&quot;)AND([.L63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64]+1" office:value-type="float" office:value="16828812">
            <text:p>1682881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office:value-type="string">
            <text:p>****</text:p>
          </table:table-cell>
          <table:table-cell table:formula="oooc:=(([.E64]&gt;20)OR(NOT([.L64]=&quot;****&quot;)AND([.L64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5]+1" office:value-type="float" office:value="16828812">
            <text:p>1682881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office:value-type="string">
            <text:p>****</text:p>
          </table:table-cell>
          <table:table-cell table:formula="oooc:=(([.E65]&gt;20)OR(NOT([.L65]=&quot;****&quot;)AND([.L65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66]+1" office:value-type="float" office:value="16828812">
            <text:p>168288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office:value-type="string">
            <text:p>****</text:p>
          </table:table-cell>
          <table:table-cell table:formula="oooc:=(([.E66]&gt;20)OR(NOT([.L66]=&quot;****&quot;)AND([.L66]&gt;5)))*1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5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67]&gt;20)OR(NOT([.L67]=&quot;****&quot;)AND([.L67]&gt;5)))*1" office:value-type="float" office:value="0">
            <text:p>0</text:p>
          </table:table-cell>
          <table:table-cell/>
        </table:table-row>
      </table:table>
      <table:table table:name="craft_armour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stTableValue</text:p>
          </table:table-cell>
          <table:table-cell office:value-type="string">
            <text:p>Param1Value</text:p>
          </table:table-cell>
          <table:table-cell office:value-type="string">
            <text:p>Epic</text:p>
          </table:table-cell>
          <table:table-cell office:value-type="string">
            <text:p>Finished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45">
            <text:p>45</text:p>
          </table:table-cell>
          <table:table-cell table:number-columns-repeated="3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4]&gt;20)OR(NOT([.I4]=&quot;****&quot;)AND([.I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5]&gt;20)OR(NOT([.I5]=&quot;****&quot;)AND([.I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15">
            <text:p>15</text:p>
          </table:table-cell>
          <table:table-cell table:number-columns-repeated="3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6]&gt;20)OR(NOT([.I6]=&quot;****&quot;)AND([.I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3">
            <text:p>3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7]&gt;20)OR(NOT([.I7]=&quot;****&quot;)AND([.I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8]&gt;20)OR(NOT([.I8]=&quot;****&quot;)AND([.I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21">
            <text:p>21</text:p>
          </table:table-cell>
          <table:table-cell table:number-columns-repeated="3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formula="oooc:=(([.E9]&gt;20)OR(NOT([.I9]=&quot;****&quot;)AND([.I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7">
            <text:p>27</text:p>
          </table:table-cell>
          <table:table-cell table:number-columns-repeated="3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table:formula="oooc:=(([.E10]&gt;20)OR(NOT([.I10]=&quot;****&quot;)AND([.I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12">
            <text:p>12</text:p>
          </table:table-cell>
          <table:table-cell table:number-columns-repeated="3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11]&gt;20)OR(NOT([.I11]=&quot;****&quot;)AND([.I1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18">
            <text:p>18</text:p>
          </table:table-cell>
          <table:table-cell table:number-columns-repeated="3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12]&gt;20)OR(NOT([.I12]=&quot;****&quot;)AND([.I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9">
            <text:p>9</text:p>
          </table:table-cell>
          <table:table-cell table:number-columns-repeated="3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table:formula="oooc:=(([.E13]&gt;20)OR(NOT([.I13]=&quot;****&quot;)AND([.I1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table:formula="oooc:=(([.E14]&gt;20)OR(NOT([.I14]=&quot;****&quot;)AND([.I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3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table:formula="oooc:=(([.E15]&gt;20)OR(NOT([.I15]=&quot;****&quot;)AND([.I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51">
            <text:p>51</text:p>
          </table:table-cell>
          <table:table-cell table:number-columns-repeated="3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table:formula="oooc:=(([.E16]&gt;20)OR(NOT([.I16]=&quot;****&quot;)AND([.I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30">
            <text:p>30</text:p>
          </table:table-cell>
          <table:table-cell table:number-columns-repeated="3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17]&gt;20)OR(NOT([.I17]=&quot;****&quot;)AND([.I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39">
            <text:p>39</text:p>
          </table:table-cell>
          <table:table-cell table:number-columns-repeated="3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18]&gt;20)OR(NOT([.I18]=&quot;****&quot;)AND([.I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57">
            <text:p>57</text:p>
          </table:table-cell>
          <table:table-cell table:number-columns-repeated="3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table:formula="oooc:=(([.E19]&gt;20)OR(NOT([.I19]=&quot;****&quot;)AND([.I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4">
            <text:p>54</text:p>
          </table:table-cell>
          <table:table-cell table:number-columns-repeated="3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table:formula="oooc:=(([.E20]&gt;20)OR(NOT([.I20]=&quot;****&quot;)AND([.I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48">
            <text:p>48</text:p>
          </table:table-cell>
          <table:table-cell table:number-columns-repeated="3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table:formula="oooc:=(([.E21]&gt;20)OR(NOT([.I21]=&quot;****&quot;)AND([.I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60">
            <text:p>60</text:p>
          </table:table-cell>
          <table:table-cell table:number-columns-repeated="3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table:formula="oooc:=(([.E22]&gt;20)OR(NOT([.I22]=&quot;****&quot;)AND([.I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42">
            <text:p>42</text:p>
          </table:table-cell>
          <table:table-cell table:number-columns-repeated="3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table:formula="oooc:=(([.E23]&gt;20)OR(NOT([.I23]=&quot;****&quot;)AND([.I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4]+1" office:value-type="float" office:value="16828754">
            <text:p>16828754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****</text:p>
          </table:table-cell>
          <table:table-cell table:formula="oooc:=(([.E24]&gt;20)OR(NOT([.I24]=&quot;****&quot;)AND([.I2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25]+1" office:value-type="float" office:value="16828800">
            <text:p>1682880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25]&gt;20)OR(NOT([.I25]=&quot;****&quot;)AND([.I2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26]+1" office:value-type="float" office:value="16828768">
            <text:p>16828768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26]&gt;20)OR(NOT([.I26]=&quot;****&quot;)AND([.I2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27]+1" office:value-type="float" office:value="16828810">
            <text:p>16828810</text:p>
          </table:table-cell>
          <table:table-cell office:value-type="float" office:value="25">
            <text:p>25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27]&gt;20)OR(NOT([.I27]=&quot;****&quot;)AND([.I2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28]+1" office:value-type="float" office:value="16828778">
            <text:p>16828778</text:p>
          </table:table-cell>
          <table:table-cell office:value-type="float" office:value="14">
            <text:p>14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28]&gt;20)OR(NOT([.I28]=&quot;****&quot;)AND([.I2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29]+1" office:value-type="float" office:value="16828776">
            <text:p>16828776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29]&gt;20)OR(NOT([.I29]=&quot;****&quot;)AND([.I2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30]+1" office:value-type="float" office:value="16828808">
            <text:p>16828808</text:p>
          </table:table-cell>
          <table:table-cell office:value-type="float" office:value="19">
            <text:p>19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31]+1" office:value-type="float" office:value="16828808">
            <text:p>16828808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32]+1" office:value-type="float" office:value="16828808">
            <text:p>16828808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2]&gt;20)OR(NOT([.I32]=&quot;****&quot;)AND([.I3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33]+1" office:value-type="float" office:value="16828808">
            <text:p>16828808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33]&gt;20)OR(NOT([.I33]=&quot;****&quot;)AND([.I3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34]+1" office:value-type="float" office:value="16828748">
            <text:p>168287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4]&gt;20)OR(NOT([.I34]=&quot;****&quot;)AND([.I3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5]+1" office:value-type="float" office:value="16828804">
            <text:p>1682880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5]&gt;20)OR(NOT([.I35]=&quot;****&quot;)AND([.I3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36]+1" office:value-type="float" office:value="16828816">
            <text:p>1682881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6]&gt;20)OR(NOT([.I36]=&quot;****&quot;)AND([.I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7]+1" office:value-type="float" office:value="16828770">
            <text:p>1682877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7]&gt;20)OR(NOT([.I37]=&quot;****&quot;)AND([.I3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38]+1" office:value-type="float" office:value="16828792">
            <text:p>1682879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8]&gt;20)OR(NOT([.I38]=&quot;****&quot;)AND([.I3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9]+1" office:value-type="float" office:value="16828814">
            <text:p>1682881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9]&gt;20)OR(NOT([.I39]=&quot;****&quot;)AND([.I3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0]+1" office:value-type="float" office:value="16828806">
            <text:p>1682880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0]&gt;20)OR(NOT([.I40]=&quot;****&quot;)AND([.I4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41]+1" office:value-type="float" office:value="16828762">
            <text:p>1682876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1]&gt;20)OR(NOT([.I41]=&quot;****&quot;)AND([.I4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42]+1" office:value-type="float" office:value="16828756">
            <text:p>1682875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2]&gt;20)OR(NOT([.I42]=&quot;****&quot;)AND([.I4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43]+1" office:value-type="float" office:value="16828802">
            <text:p>16828802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3]&gt;20)OR(NOT([.I43]=&quot;****&quot;)AND([.I4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44]+1" office:value-type="float" office:value="16828750">
            <text:p>168287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4]&gt;20)OR(NOT([.I44]=&quot;****&quot;)AND([.I4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45]+1" office:value-type="float" office:value="16828772">
            <text:p>168287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5]&gt;20)OR(NOT([.I45]=&quot;****&quot;)AND([.I4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46]+1" office:value-type="float" office:value="16828764">
            <text:p>1682876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6]&gt;20)OR(NOT([.I46]=&quot;****&quot;)AND([.I4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47]+1" office:value-type="float" office:value="16828758">
            <text:p>16828758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7]&gt;20)OR(NOT([.I47]=&quot;****&quot;)AND([.I4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48]+1" office:value-type="float" office:value="16828794">
            <text:p>1682879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8]&gt;20)OR(NOT([.I48]=&quot;****&quot;)AND([.I4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9]+1" office:value-type="float" office:value="16828774">
            <text:p>16828774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49]&gt;20)OR(NOT([.I49]=&quot;****&quot;)AND([.I4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50]+1" office:value-type="float" office:value="16828766">
            <text:p>1682876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0]&gt;20)OR(NOT([.I50]=&quot;****&quot;)AND([.I5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1]+1" office:value-type="float" office:value="16828796">
            <text:p>1682879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1]&gt;20)OR(NOT([.I51]=&quot;****&quot;)AND([.I5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52]+1" office:value-type="float" office:value="16828760">
            <text:p>1682876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2]&gt;20)OR(NOT([.I52]=&quot;****&quot;)AND([.I5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53]+1" office:value-type="float" office:value="16828752">
            <text:p>1682875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3]&gt;20)OR(NOT([.I53]=&quot;****&quot;)AND([.I5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54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table:formula="oooc:=(([.E54]&gt;20)OR(NOT([.I54]=&quot;****&quot;)AND([.I5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55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office:value-type="string">
            <text:p>****</text:p>
          </table:table-cell>
          <table:table-cell table:formula="oooc:=(([.E55]&gt;20)OR(NOT([.I55]=&quot;****&quot;)AND([.I5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56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office:value-type="string">
            <text:p>****</text:p>
          </table:table-cell>
          <table:table-cell table:formula="oooc:=(([.E56]&gt;20)OR(NOT([.I56]=&quot;****&quot;)AND([.I5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7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E57]&gt;20)OR(NOT([.I57]=&quot;****&quot;)AND([.I5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58]+1" office:value-type="float" office:value="16828812">
            <text:p>16828812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office:value-type="string">
            <text:p>****</text:p>
          </table:table-cell>
          <table:table-cell table:formula="oooc:=(([.E58]&gt;20)OR(NOT([.I58]=&quot;****&quot;)AND([.I5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59]+1" office:value-type="float" office:value="16828812">
            <text:p>16828812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office:value-type="string">
            <text:p>****</text:p>
          </table:table-cell>
          <table:table-cell table:formula="oooc:=(([.E59]&gt;20)OR(NOT([.I59]=&quot;****&quot;)AND([.I5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0]+1" office:value-type="float" office:value="16828812">
            <text:p>16828812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office:value-type="string">
            <text:p>****</text:p>
          </table:table-cell>
          <table:table-cell table:formula="oooc:=(([.E60]&gt;20)OR(NOT([.I60]=&quot;****&quot;)AND([.I6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1]+1" office:value-type="float" office:value="16828812">
            <text:p>16828812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office:value-type="string">
            <text:p>****</text:p>
          </table:table-cell>
          <table:table-cell table:formula="oooc:=(([.E61]&gt;20)OR(NOT([.I61]=&quot;****&quot;)AND([.I6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62]+1" office:value-type="float" office:value="16828790">
            <text:p>16828790</text:p>
          </table:table-cell>
          <table:table-cell office:value-type="float" office:value="15">
            <text:p>1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62]&gt;20)OR(NOT([.I62]=&quot;****&quot;)AND([.I6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63]+1" office:value-type="float" office:value="16828780">
            <text:p>168287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63]&gt;20)OR(NOT([.I63]=&quot;****&quot;)AND([.I6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64]+1" office:value-type="float" office:value="16828786">
            <text:p>16828786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64]&gt;20)OR(NOT([.I64]=&quot;****&quot;)AND([.I6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65]+1" office:value-type="float" office:value="16828784">
            <text:p>1682878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65]&gt;20)OR(NOT([.I65]=&quot;****&quot;)AND([.I6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66]+1" office:value-type="float" office:value="16828782">
            <text:p>1682878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66]&gt;20)OR(NOT([.I66]=&quot;****&quot;)AND([.I6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67]+1" office:value-type="float" office:value="16828788">
            <text:p>16828788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67]&gt;20)OR(NOT([.I67]=&quot;****&quot;)AND([.I6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Sheet1" table:style-name="ta1" table:print="false">
        <table:table-column table:style-name="co1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8" table:default-cell-style-name="Default"/>
        <table:table-row table:style-name="ro1">
          <table:table-cell/>
        </table:table-row>
      </table:table>
      <table:database-ranges>
        <table:database-range table:target-range-address="craft_armour_2.A4:craft_armour_2.IV67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5">05/08/2006</text:date>, <text:time>20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8-05T20:26:30</dc:date>
    <dc:language>en-US</dc:language>
    <meta:editing-cycles>29</meta:editing-cycles>
    <meta:editing-duration>P2DT6H23M12S</meta:editing-duration>
    <meta:user-defined meta:name="Info 1"/>
    <meta:user-defined meta:name="Info 2"/>
    <meta:user-defined meta:name="Info 3"/>
    <meta:user-defined meta:name="Info 4"/>
    <meta:document-statistic meta:table-count="5" meta:cell-count="2342"/>
  </office:meta>
</office:document-meta>
</file>